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54cd3" officeooo:paragraph-rsid="0006663f"/>
    </style:style>
    <style:style style:name="T1" style:family="text">
      <style:text-properties officeooo:rsid="000666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: ROCK PAPER SCISSORS</text:h>
      <text:h text:style-name="Heading_20_2" text:outline-level="2">Quick exercises before starting</text:h>
      <text:list xml:id="list925583837" text:style-name="L1">
        <text:list-item>
          <text:p text:style-name="P1">Identify three ways to include JavaScript in a page.</text:p>
          <text:p text:style-name="P2"><text:span text:style-name="T1">Within the HTML tags, w</text:span>ithin a script tag <text:span text:style-name="T1">at the end of the body, and</text:span> in an external JavaScript fil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19:37:39.168542660</meta:creation-date>
    <dc:date>2021-03-24T21:59:27.926328633</dc:date>
    <meta:editing-duration>PT1H50M7S</meta:editing-duration>
    <meta:editing-cycles>1</meta:editing-cycles>
    <meta:document-statistic meta:table-count="0" meta:image-count="0" meta:object-count="0" meta:page-count="1" meta:paragraph-count="4" meta:word-count="38" meta:character-count="214" meta:non-whitespace-character-count="181"/>
    <meta:generator>LibreOffice/7.0.5.2$Linux_X86_64 LibreOffice_project/00$Build-2</meta:generator>
  </office:meta>
</office:document-meta>
</file>